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93e321"/>
    </style:style>
    <style:style style:name="P4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P5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P6" style:family="paragraph" style:parent-style-name="Standard">
      <style:text-properties officeooo:rsid="001e14a6" officeooo:paragraph-rsid="001e14a6"/>
    </style:style>
    <style:style style:name="P7" style:family="paragraph" style:parent-style-name="Standard">
      <style:text-properties officeooo:rsid="001e14a6" officeooo:paragraph-rsid="00206516"/>
    </style:style>
    <style:style style:name="P8" style:family="paragraph" style:parent-style-name="Standard">
      <style:text-properties officeooo:rsid="001e14a6" officeooo:paragraph-rsid="0051bbf0"/>
    </style:style>
    <style:style style:name="P9" style:family="paragraph" style:parent-style-name="Standard">
      <style:text-properties officeooo:rsid="001e14a6" officeooo:paragraph-rsid="008b41be"/>
    </style:style>
    <style:style style:name="P10" style:family="paragraph" style:parent-style-name="Table_20_Contents">
      <style:text-properties officeooo:rsid="00212c21" officeooo:paragraph-rsid="00212c21"/>
    </style:style>
    <style:style style:name="P11" style:family="paragraph" style:parent-style-name="Table_20_Contents">
      <style:text-properties officeooo:rsid="00240acc" officeooo:paragraph-rsid="00240acc"/>
    </style:style>
    <style:style style:name="P12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3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4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67fa4" officeooo:paragraph-rsid="0093e32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ff51e" officeooo:paragraph-rsid="008b41b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8df18c" officeooo:paragraph-rsid="008df18c" style:font-weight-asian="bold" style:font-weight-complex="bold"/>
    </style:style>
    <style:style style:name="P20" style:family="paragraph" style:parent-style-name="Standard">
      <style:text-properties officeooo:rsid="00320ed7" officeooo:paragraph-rsid="00320ed7"/>
    </style:style>
    <style:style style:name="P21" style:family="paragraph" style:parent-style-name="Standard">
      <style:text-properties officeooo:rsid="00320ed7" officeooo:paragraph-rsid="007a6ebc"/>
    </style:style>
    <style:style style:name="P22" style:family="paragraph" style:parent-style-name="Standard">
      <style:text-properties officeooo:rsid="0033fc04" officeooo:paragraph-rsid="0033fc04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862db1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8d11d9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e7aac" officeooo:paragraph-rsid="00862db1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8d11d9"/>
    </style:style>
    <style:style style:name="P33" style:family="paragraph" style:parent-style-name="Standard">
      <style:text-properties officeooo:rsid="0051bbf0" officeooo:paragraph-rsid="008b41be"/>
    </style:style>
    <style:style style:name="P34" style:family="paragraph" style:parent-style-name="Standard">
      <style:text-properties officeooo:rsid="00583d83" officeooo:paragraph-rsid="00583d83"/>
    </style:style>
    <style:style style:name="P35" style:family="paragraph" style:parent-style-name="Standard">
      <style:text-properties officeooo:rsid="00267fa4" officeooo:paragraph-rsid="0072cfb5"/>
    </style:style>
    <style:style style:name="P36" style:family="paragraph" style:parent-style-name="Standard">
      <style:text-properties officeooo:rsid="00267fa4" officeooo:paragraph-rsid="0093e321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38" style:family="paragraph" style:parent-style-name="Table_20_Contents">
      <style:text-properties officeooo:rsid="00762752" officeooo:paragraph-rsid="00762752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0" style:family="paragraph" style:parent-style-name="Table_20_Contents">
      <style:text-properties officeooo:rsid="0075ab86" officeooo:paragraph-rsid="008b41be"/>
    </style:style>
    <style:style style:name="P41" style:family="paragraph" style:parent-style-name="Table_20_Contents">
      <style:text-properties officeooo:paragraph-rsid="008b41be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267fa4" officeooo:paragraph-rsid="0093e321" style:font-style-asian="italic" style:font-weight-asian="normal" style:font-style-complex="italic" style:font-weight-complex="normal"/>
    </style:style>
    <style:style style:name="P43" style:family="paragraph" style:parent-style-name="Standard" style:list-style-name="L1">
      <style:text-properties officeooo:rsid="00590ab2" officeooo:paragraph-rsid="00590ab2"/>
    </style:style>
    <style:style style:name="P44" style:family="paragraph" style:parent-style-name="Standard" style:list-style-name="L1">
      <style:text-properties officeooo:rsid="005af17e" officeooo:paragraph-rsid="005af17e"/>
    </style:style>
    <style:style style:name="P45" style:family="paragraph" style:parent-style-name="Standard" style:list-style-name="L2">
      <style:text-properties officeooo:paragraph-rsid="0051bbf0"/>
    </style:style>
    <style:style style:name="P46" style:family="paragraph" style:parent-style-name="Standard" style:list-style-name="L2">
      <style:text-properties officeooo:paragraph-rsid="00561ef7"/>
    </style:style>
    <style:style style:name="P47" style:family="paragraph" style:parent-style-name="Standard" style:list-style-name="L2">
      <style:text-properties officeooo:rsid="007fa83b" officeooo:paragraph-rsid="007fa83b"/>
    </style:style>
    <style:style style:name="P48" style:family="paragraph" style:parent-style-name="Standard" style:list-style-name="L2">
      <style:text-properties officeooo:rsid="00549bc8" officeooo:paragraph-rsid="00549bc8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43f06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267fa4" officeooo:paragraph-rsid="009973c5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rsid="00206516" officeooo:paragraph-rsid="0093e321"/>
    </style:style>
    <style:style style:name="P53" style:family="paragraph" style:parent-style-name="Standard">
      <style:text-properties officeooo:rsid="003b60de" officeooo:paragraph-rsid="00320ed7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officeooo:rsid="00320ed7" officeooo:paragraph-rsid="004831e1"/>
    </style:style>
    <style:style style:name="P55" style:family="paragraph" style:parent-style-name="Standard">
      <style:text-properties officeooo:rsid="00320ed7" officeooo:paragraph-rsid="007a6ebc"/>
    </style:style>
    <style:style style:name="P56" style:family="paragraph" style:parent-style-name="Standard">
      <style:text-properties officeooo:rsid="001e14a6" officeooo:paragraph-rsid="008d11d9"/>
    </style:style>
    <style:style style:name="P57" style:family="paragraph" style:parent-style-name="Standard">
      <style:text-properties officeooo:rsid="00470150" officeooo:paragraph-rsid="003eda82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0d90"/>
    </style:style>
    <style:style style:name="P59" style:family="paragraph" style:parent-style-name="Standard">
      <style:paragraph-properties fo:margin-left="0in" fo:margin-right="0in" fo:text-indent="0in" style:auto-text-indent="false"/>
      <style:text-properties officeooo:rsid="00980d90" officeooo:paragraph-rsid="00980d90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d9e9"/>
    </style:style>
    <style:style style:name="P61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267fa4" officeooo:paragraph-rsid="0098d9e9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officeooo:rsid="0098d9e9" officeooo:paragraph-rsid="0098d9e9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officeooo:rsid="0098d9e9" officeooo:paragraph-rsid="0098d9e9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officeooo:rsid="009973c5" officeooo:paragraph-rsid="009973c5"/>
    </style:style>
    <style:style style:name="P65" style:family="paragraph" style:parent-style-name="Standard">
      <style:text-properties officeooo:rsid="004e7aac" officeooo:paragraph-rsid="00320e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939e0d" style:font-weight-asian="bold" style:font-weight-complex="bold"/>
    </style:style>
    <style:style style:name="T4" style:family="text">
      <style:text-properties fo:font-weight="bold" officeooo:rsid="00240acc" style:font-weight-asian="bold" style:font-weight-complex="bold"/>
    </style:style>
    <style:style style:name="T5" style:family="text">
      <style:text-properties fo:font-weight="bold" officeooo:rsid="005c6fb9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officeooo:rsid="007ef3da"/>
    </style:style>
    <style:style style:name="T8" style:family="text">
      <style:text-properties officeooo:rsid="0022ae94"/>
    </style:style>
    <style:style style:name="T9" style:family="text">
      <style:text-properties officeooo:rsid="00240acc"/>
    </style:style>
    <style:style style:name="T10" style:family="text">
      <style:text-properties officeooo:rsid="0027f8c1"/>
    </style:style>
    <style:style style:name="T11" style:family="text">
      <style:text-properties officeooo:rsid="002824da"/>
    </style:style>
    <style:style style:name="T12" style:family="text">
      <style:text-properties officeooo:rsid="002a5f3e"/>
    </style:style>
    <style:style style:name="T13" style:family="text">
      <style:text-properties officeooo:rsid="002bc085"/>
    </style:style>
    <style:style style:name="T14" style:family="text">
      <style:text-properties officeooo:rsid="002d28a1"/>
    </style:style>
    <style:style style:name="T15" style:family="text">
      <style:text-properties officeooo:rsid="0031aa3b"/>
    </style:style>
    <style:style style:name="T16" style:family="text">
      <style:text-properties officeooo:rsid="0038543f"/>
    </style:style>
    <style:style style:name="T17" style:family="text">
      <style:text-properties officeooo:rsid="0051bbf0"/>
    </style:style>
    <style:style style:name="T18" style:family="text">
      <style:text-properties officeooo:rsid="0051eaef"/>
    </style:style>
    <style:style style:name="T19" style:family="text">
      <style:text-properties officeooo:rsid="00549bc8"/>
    </style:style>
    <style:style style:name="T20" style:family="text">
      <style:text-properties officeooo:rsid="0055be5c"/>
    </style:style>
    <style:style style:name="T21" style:family="text">
      <style:text-properties officeooo:rsid="005801da"/>
    </style:style>
    <style:style style:name="T22" style:family="text">
      <style:text-properties officeooo:rsid="005c6fb9"/>
    </style:style>
    <style:style style:name="T23" style:family="text">
      <style:text-properties officeooo:rsid="005e62ff"/>
    </style:style>
    <style:style style:name="T24" style:family="text">
      <style:text-properties officeooo:rsid="005e704c"/>
    </style:style>
    <style:style style:name="T25" style:family="text">
      <style:text-properties officeooo:rsid="00602cb2"/>
    </style:style>
    <style:style style:name="T26" style:family="text">
      <style:text-properties officeooo:rsid="0065ac71"/>
    </style:style>
    <style:style style:name="T27" style:family="text">
      <style:text-properties officeooo:rsid="0066ac7d"/>
    </style:style>
    <style:style style:name="T28" style:family="text">
      <style:text-properties officeooo:rsid="006ffd2c"/>
    </style:style>
    <style:style style:name="T29" style:family="text">
      <style:text-properties fo:font-weight="normal" officeooo:rsid="001edf93" style:font-weight-asian="normal" style:font-weight-complex="normal"/>
    </style:style>
    <style:style style:name="T30" style:family="text">
      <style:text-properties fo:font-weight="normal" officeooo:rsid="001e14a6" style:font-weight-asian="normal" style:font-weight-complex="normal"/>
    </style:style>
    <style:style style:name="T31" style:family="text">
      <style:text-properties fo:font-weight="normal" officeooo:rsid="005c6fb9" style:font-weight-asian="normal" style:font-weight-complex="normal"/>
    </style:style>
    <style:style style:name="T32" style:family="text">
      <style:text-properties fo:font-weight="normal" officeooo:rsid="0072cfb5" style:font-weight-asian="normal" style:font-weight-complex="normal"/>
    </style:style>
    <style:style style:name="T33" style:family="text">
      <style:text-properties fo:font-weight="normal" officeooo:rsid="00762752" style:font-weight-asian="normal" style:font-weight-complex="normal"/>
    </style:style>
    <style:style style:name="T34" style:family="text">
      <style:text-properties officeooo:rsid="0072cfb5"/>
    </style:style>
    <style:style style:name="T35" style:family="text">
      <style:text-properties officeooo:rsid="0072ee92"/>
    </style:style>
    <style:style style:name="T36" style:family="text">
      <style:text-properties officeooo:rsid="00762752"/>
    </style:style>
    <style:style style:name="T37" style:family="text">
      <style:text-properties officeooo:rsid="007a6ebc"/>
    </style:style>
    <style:style style:name="T38" style:family="text">
      <style:text-properties officeooo:rsid="007eb77c"/>
    </style:style>
    <style:style style:name="T39" style:family="text">
      <style:text-properties officeooo:rsid="0081292a"/>
    </style:style>
    <style:style style:name="T40" style:family="text">
      <style:text-properties officeooo:rsid="0082e64c"/>
    </style:style>
    <style:style style:name="T41" style:family="text">
      <style:text-properties officeooo:rsid="00849138"/>
    </style:style>
    <style:style style:name="T42" style:family="text">
      <style:text-properties officeooo:rsid="0063e87b"/>
    </style:style>
    <style:style style:name="T43" style:family="text">
      <style:text-properties officeooo:rsid="005f7c09"/>
    </style:style>
    <style:style style:name="T44" style:family="text">
      <style:text-properties officeooo:rsid="004e7aac"/>
    </style:style>
    <style:style style:name="T45" style:family="text">
      <style:text-properties officeooo:rsid="00862db1"/>
    </style:style>
    <style:style style:name="T46" style:family="text">
      <style:text-properties officeooo:rsid="0089fb5a"/>
    </style:style>
    <style:style style:name="T47" style:family="text">
      <style:text-properties officeooo:rsid="0075ab86"/>
    </style:style>
    <style:style style:name="T48" style:family="text">
      <style:text-properties officeooo:rsid="00431c59"/>
    </style:style>
    <style:style style:name="T49" style:family="text">
      <style:text-properties officeooo:rsid="00939e0d"/>
    </style:style>
    <style:style style:name="T50" style:family="text">
      <style:text-properties officeooo:rsid="007b7e23"/>
    </style:style>
    <style:style style:name="T51" style:family="text">
      <style:text-properties officeooo:rsid="008399fc"/>
    </style:style>
    <style:style style:name="T52" style:family="text">
      <style:text-properties officeooo:rsid="007e4a86"/>
    </style:style>
    <style:style style:name="T53" style:family="text">
      <style:text-properties officeooo:rsid="0098d9e9"/>
    </style:style>
    <style:style style:name="T54" style:family="text">
      <style:text-properties officeooo:rsid="009973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2">Terminología Especializada en <text:span text:style-name="T41">Documentos de </text:span>Tecnología e Ingeniería</text:p>
          </table:table-cell>
        </table:table-row>
        <table:table-row>
          <table:table-cell table:style-name="Table1.A1" office:value-type="string">
            <text:p text:style-name="P10">Program <text:span text:style-name="T15">and </text:span><text:span text:style-name="T8">Track</text:span>:</text:p>
          </table:table-cell>
          <table:table-cell table:style-name="Table1.A1" office:value-type="string">
            <text:p text:style-name="P7"><text:span text:style-name="T9">I</text:span><text:span text:style-name="T4">nterpretación y Traduccíon: </text:span><text:span text:style-name="T5">6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11">Course ID:</text:p>
          </table:table-cell>
          <table:table-cell table:style-name="Table1.A1" office:value-type="string">
            <text:p text:style-name="P13">IT062<text:span text:style-name="T49">7</text:span></text:p>
          </table:table-cell>
        </table:table-row>
        <table:table-row>
          <table:table-cell table:style-name="Table1.A1" office:value-type="string">
            <text:p text:style-name="P38">Cohort <text:span text:style-name="T46">ID</text:span>:</text:p>
          </table:table-cell>
          <table:table-cell table:style-name="Table1.A1" office:value-type="string">
            <text:p text:style-name="P14">6A<text:span text:style-name="T46">2</text:span></text:p>
          </table:table-cell>
        </table:table-row>
      </table:table>
      <text:p text:style-name="P2"/>
      <text:p text:style-name="P15">Description</text:p>
      <text:p text:style-name="P35">This course, <text:span text:style-name="T34">which is </text:span><text:span text:style-name="T28">the complement to Course IT0629 </text:span><text:span text:style-name="T36">(</text:span><text:span text:style-name="T29">T</text:span><text:span text:style-name="T30">aller de Traducción </text:span><text:span text:style-name="T31">Ingeniería y Adelantos Tecnológicos</text:span><text:span text:style-name="T33">)</text:span><text:span text:style-name="T31">, </text:span><text:span text:style-name="T32">will focus on the specialized terminologies, acronyms, and jargon used </text:span><text:s/>in <text:span text:style-name="T34">selected</text:span> <text:span text:style-name="T22">engineering sciences</text:span><text:span text:style-name="T10"> </text:span><text:span text:style-name="T22">and in </text:span><text:span text:style-name="T23">the </text:span><text:span text:style-name="T24">broader </text:span><text:span text:style-name="T23">field of advanced technologies. <text:s/></text:span><text:span text:style-name="T12">The </text:span><text:span text:style-name="T13">professional </text:span><text:span text:style-name="T12">translational mapping tools </text:span><text:span text:style-name="T13">developed in this course will </text:span><text:span text:style-name="T14">be specific </text:span><text:span text:style-name="T13">to </text:span><text:span text:style-name="T12">Spanish and English translation</text:span><text:span text:style-name="T13">s.</text:span></text:p>
      <text:p text:style-name="P35"/>
      <text:p text:style-name="P36"><text:span text:style-name="T11">Major </text:span><text:span text:style-name="T14">elements of</text:span><text:span text:style-name="T11"> the course will include: </text:span></text:p>
      <text:p text:style-name="P37">I. <text:tab/>Foundations of Science and Engineering</text:p>
      <text:p text:style-name="P62">II. <text:tab/>Topics in Modern Science</text:p>
      <text:p text:style-name="P37">I<text:span text:style-name="T53">I</text:span>I.<text:tab/><text:span text:style-name="T54">Analysis and </text:span>Translation of Research Papers <text:span text:style-name="T54">and Reviews</text:span></text:p>
      <text:p text:style-name="P37">I<text:span text:style-name="T53">V</text:span>. <text:tab/>Technology Futures in Mexico</text:p>
      <text:p text:style-name="P49">V. <text:tab/><text:span text:style-name="T52">Vocabulary </text:span><text:span text:style-name="T51">Building</text:span></text:p>
      <text:p text:style-name="P52"/>
      <text:p text:style-name="P3"/>
      <text:p text:style-name="P16">Scope <text:span text:style-name="T50">and General Sequence</text:span></text:p>
      <text:p text:style-name="P42">I. <text:s/>Foundations of Science and Engineering</text:p>
      <text:p text:style-name="P58">1. Evolution and Function of Scientific Language</text:p>
      <text:p text:style-name="P58">2. Mental Models and Heuristics</text:p>
      <text:p text:style-name="P58">3. Fundamental Scientific Laws</text:p>
      <text:p text:style-name="P58">4. Systems Analysis</text:p>
      <text:p text:style-name="P59"/>
      <text:p text:style-name="P61">I<text:span text:style-name="T53">I</text:span>. <text:s/><text:span text:style-name="T53">Topics in Modern </text:span>Science</text:p>
      <text:p text:style-name="P60"><text:span text:style-name="T53">1. </text:span>Information Theory</text:p>
      <text:p text:style-name="P60"><text:span text:style-name="T53">2. Agent-Based Modeling</text:span></text:p>
      <text:p text:style-name="P62">3. Complexity Theory</text:p>
      <text:p text:style-name="P64">4. Machine Learning</text:p>
      <text:p text:style-name="P21"/>
      <text:p text:style-name="P51">I<text:span text:style-name="T53">I</text:span>I.<text:tab/><text:span text:style-name="T54">Analysis and </text:span>Translation of Research Papers <text:span text:style-name="T54">and Reviews</text:span></text:p>
      <text:p text:style-name="P51"/>
      <text:p text:style-name="P51"/>
      <text:p text:style-name="P51">I<text:span text:style-name="T53">V</text:span>. <text:tab/>Technology Futures in Mexico</text:p>
      <text:p text:style-name="P51"/>
      <text:p text:style-name="P51"/>
      <text:p text:style-name="P51">V. <text:tab/><text:span text:style-name="T52">Vocabulary </text:span><text:span text:style-name="T51">Building</text:span></text:p>
      <text:p text:style-name="P21"/>
      <text:p text:style-name="P21"/>
      <text:p text:style-name="P21"/>
      <text:p text:style-name="P21">1. <text:s text:c="2"/><text:span text:style-name="T37">S</text:span><text:span text:style-name="T25">tructure </text:span><text:span text:style-name="T35">and </text:span><text:span text:style-name="T37">F</text:span><text:span text:style-name="T26">unction </text:span><text:span text:style-name="T35">of </text:span><text:span text:style-name="T37">L</text:span><text:span text:style-name="T35">anguage in </text:span><text:span text:style-name="T37">the E</text:span><text:span text:style-name="T24">ngineering </text:span><text:span text:style-name="T37">Sciences</text:span></text:p>
      <text:p text:style-name="P25"><text:soft-page-break/>1.1 <text:s text:c="2"/><text:span text:style-name="T40">History, </text:span><text:span text:style-name="T37">S</text:span><text:span text:style-name="T25">tructure </text:span><text:span text:style-name="T35">and </text:span><text:span text:style-name="T37">F</text:span><text:span text:style-name="T26">unction </text:span><text:span text:style-name="T35">of </text:span><text:span text:style-name="T37">L</text:span><text:span text:style-name="T35">anguage</text:span></text:p>
      <text:p text:style-name="P24">1.2 <text:s/><text:span text:style-name="T40">The Rise of Discipline-Specific Jargon </text:span></text:p>
      <text:p text:style-name="P30">1.3 <text:s/><text:span text:style-name="T40">Language Structures and Functions in the Engineering Sciences</text:span></text:p>
      <text:p text:style-name="P20"/>
      <text:p text:style-name="P21"/>
      <text:p text:style-name="P65"/>
      <text:p text:style-name="P56"/>
      <text:p text:style-name="P17">Expectations</text:p>
      <text:p text:style-name="P34">Students will be expected to:</text:p>
      <text:list xml:id="list2733560926" text:style-name="L1">
        <text:list-item>
          <text:p text:style-name="P43">Attend all classes on time</text:p>
        </text:list-item>
        <text:list-item>
          <text:p text:style-name="P43">Be prepared to take notes and access materials on-line</text:p>
        </text:list-item>
        <text:list-item>
          <text:p text:style-name="P43">Participate in all class activities, including discussions and presentations</text:p>
        </text:list-item>
        <text:list-item>
          <text:p text:style-name="P44">Complete all assignments, quizzes, and the final exam</text:p>
        </text:list-item>
      </text:list>
      <text:p text:style-name="P6"/>
      <text:p text:style-name="P17">Exit Criteria</text:p>
      <text:p text:style-name="P8"><text:span text:style-name="T17">Upon the successful completion of the course the student will </text:span><text:span text:style-name="T18">be able to:</text:span></text:p>
      <text:list xml:id="list4147460882" text:style-name="L2">
        <text:list-item>
          <text:p text:style-name="P47">Analyze the s<text:span text:style-name="T25">tructure </text:span><text:span text:style-name="T35">and </text:span>f<text:span text:style-name="T26">unction </text:span><text:span text:style-name="T35">of </text:span>l<text:span text:style-name="T35">anguage in </text:span><text:span text:style-name="T37">the </text:span>e<text:span text:style-name="T24">ngineering </text:span>s<text:span text:style-name="T37">ciences</text:span></text:p>
        </text:list-item>
        <text:list-item>
          <text:p text:style-name="P47">Analyze the s<text:span text:style-name="T25">tructure </text:span><text:span text:style-name="T35">and </text:span>f<text:span text:style-name="T26">unction </text:span><text:span text:style-name="T35">of </text:span>documents<text:span text:style-name="T35"> in </text:span><text:span text:style-name="T37">the </text:span>e<text:span text:style-name="T24">ngineering </text:span>s<text:span text:style-name="T37">ciences</text:span></text:p>
        </text:list-item>
        <text:list-item>
          <text:p text:style-name="P47">Analyze the elements of style<text:span text:style-name="T35"> in </text:span>documents in <text:span text:style-name="T37">the </text:span>e<text:span text:style-name="T24">ngineering </text:span>s<text:span text:style-name="T37">ciences</text:span></text:p>
        </text:list-item>
        <text:list-item>
          <text:p text:style-name="P45">Apply <text:span text:style-name="T19">the principles of QAQC to document production by using a VCS </text:span></text:p>
        </text:list-item>
        <text:list-item>
          <text:p text:style-name="P48">Apply the principles of modern tran<text:span text:style-name="T20">slat</text:span><text:span text:style-name="T21">ion</text:span><text:span text:style-name="T20"> by using </text:span>an API to access a LLM for <text:span text:style-name="T21">English-Spanish </text:span>translation</text:p>
        </text:list-item>
        <text:list-item>
          <text:p text:style-name="P46"><text:span text:style-name="T39">Design, develop, and implement personal dictionaries for the translation of specialized terminology </text:span><text:span text:style-name="T27">in the engineering sciences</text:span></text:p>
        </text:list-item>
      </text:list>
      <text:p text:style-name="P6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8"><text:span text:style-name="T47">Interim </text:span>Evaluations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18"/>
          </table:table-cell>
          <table:table-cell table:style-name="Table2.D1" office:value-type="string">
            <text:p text:style-name="P19">Final Grade</text:p>
          </table:table-cell>
          <table:table-cell table:style-name="Table2.A1" office:value-type="string">
            <text:p text:style-name="P41"/>
          </table:table-cell>
        </table:table-row>
        <table:table-row>
          <table:table-cell table:style-name="Table2.A1" office:value-type="string">
            <text:p text:style-name="P33">Daily Work and Participation<text:tab/></text:p>
          </table:table-cell>
          <table:table-cell table:style-name="Table2.A1" office:value-type="string">
            <text:p text:style-name="P40">10%</text:p>
          </table:table-cell>
          <table:table-cell table:style-name="Table2.A1" office:value-type="string">
            <text:p text:style-name="P41"/>
          </table:table-cell>
          <table:table-cell table:style-name="Table2.D1" office:value-type="string">
            <text:p text:style-name="P33"><text:span text:style-name="T47">Av. </text:span>Daily Work and Participation<text:tab/></text:p>
          </table:table-cell>
          <table:table-cell table:style-name="Table2.A1" office:value-type="string">
            <text:p text:style-name="P40">10%</text:p>
          </table:table-cell>
        </table:table-row>
        <table:table-row>
          <table:table-cell table:style-name="Table2.A1" office:value-type="string">
            <text:p text:style-name="P40">Homework</text:p>
          </table:table-cell>
          <table:table-cell table:style-name="Table2.A1" office:value-type="string">
            <text:p text:style-name="P40">60 %</text:p>
          </table:table-cell>
          <table:table-cell table:style-name="Table2.A1" office:value-type="string">
            <text:p text:style-name="P41"/>
          </table:table-cell>
          <table:table-cell table:style-name="Table2.D1" office:value-type="string">
            <text:p text:style-name="P40">Av. Homework</text:p>
          </table:table-cell>
          <table:table-cell table:style-name="Table2.A1" office:value-type="string">
            <text:p text:style-name="P40">30 %</text:p>
          </table:table-cell>
        </table:table-row>
        <table:table-row>
          <table:table-cell table:style-name="Table2.A1" office:value-type="string">
            <text:p text:style-name="P40">Interim Exam</text:p>
          </table:table-cell>
          <table:table-cell table:style-name="Table2.A1" office:value-type="string">
            <text:p text:style-name="P40">30%</text:p>
          </table:table-cell>
          <table:table-cell table:style-name="Table2.A1" office:value-type="string">
            <text:p text:style-name="P41"/>
          </table:table-cell>
          <table:table-cell table:style-name="Table2.D1" office:value-type="string">
            <text:p text:style-name="P40">Av. Interim Exams</text:p>
          </table:table-cell>
          <table:table-cell table:style-name="Table2.A1" office:value-type="string">
            <text:p text:style-name="P40">30%</text:p>
          </table:table-cell>
        </table:table-row>
        <table:table-row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1"/>
          </table:table-cell>
          <table:table-cell table:style-name="Table2.D1" office:value-type="string">
            <text:p text:style-name="P40">Final Exam</text:p>
          </table:table-cell>
          <table:table-cell table:style-name="Table2.A1" office:value-type="string">
            <text:p text:style-name="P40">30 %</text:p>
          </table:table-cell>
        </table:table-row>
      </table:table>
      <text:p text:style-name="P3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939e0d" style:font-weight-asian="bold" style:font-weight-complex="bold"/>
    </style:style>
    <style:style style:name="MT3" style:family="text">
      <style:text-properties officeooo:rsid="007ef3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 <text:span text:style-name="MT1">IT062</text:span><text:span text:style-name="MT2">7</text:span></text:p>
        <text:p text:style-name="MP1">S<text:span text:style-name="MT3">ummer</text:span> 2025</text:p>
        <text:p text:style-name="MP2">UTECA 25-3</text:p>
        <text:p text:style-name="MP3">Page <text:page-number text:select-page="current">2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30T20:35:45.633301336</dc:date>
    <meta:editing-duration>PT8H12M2S</meta:editing-duration>
    <meta:editing-cycles>89</meta:editing-cycles>
    <meta:generator>LibreOffice/7.3.7.2$Linux_X86_64 LibreOffice_project/30$Build-2</meta:generator>
    <meta:document-statistic meta:table-count="2" meta:image-count="1" meta:object-count="0" meta:page-count="2" meta:paragraph-count="68" meta:word-count="393" meta:character-count="2542" meta:non-whitespace-character-count="2205"/>
  </office:meta>
</office:document-meta>
</file>